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11a05d"/>
    </style:style>
    <style:style style:name="P2" style:family="paragraph" style:parent-style-name="Text_20_body_20_indent_20_Organon" style:list-style-name="L1">
      <style:text-properties officeooo:paragraph-rsid="0011a05d"/>
    </style:style>
    <style:style style:name="T1" style:family="text">
      <style:text-properties officeooo:rsid="0011a05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1a05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1a05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0">
        <text:h text:style-name="Heading_20_3" text:outline-level="3"><text:s/><text:span text:style-name="T1">Tags</text:span></text:h>
        <text:p text:style-name="P1"/>
        <text:p text:style-name="P1"><text:bookmark text:name="result_box"/><text:span text:style-name="T2">Tags Categories are freely configurable.</text:span></text:p>
        <text:list xml:id="list8398610859331489331" text:style-name="L1">
          <text:list-item>
            <text:p text:style-name="P2"><text:span text:style-name="T2">Name and width (in the Organizer view in cm) existing categories will be changed by changing the entry and then clicking on "Apply".</text:span></text:p>
          </text:list-item>
          <text:list-item>
            <text:p text:style-name="P2"><text:span text:style-name="T2">For a new category, enter the name and width and choose a category type. There are five types:</text:span></text:p>
            <text:list>
              <text:list-item>
                <text:p text:style-name="P2"><text:span text:style-name="T2">Text (body text)</text:span></text:p>
              </text:list-item>
              <text:list-item>
                <text:p text:style-name="P2"><text:span text:style-name="T3">Tag</text:span><text:span text:style-name="T2"> (Classic</text:span><text:span text:style-name="T3">al</text:span><text:span text:style-name="T2"> </text:span><text:span text:style-name="T3">tag</text:span><text:span text:style-name="T2">, collection of single words or short phrases)</text:span></text:p>
              </text:list-item>
              <text:list-item>
                <text:p text:style-name="P2"><text:span text:style-name="T2">Image (only one image per category)</text:span></text:p>
              </text:list-item>
              <text:list-item>
                <text:p text:style-name="P2"><text:span text:style-name="T3">D</text:span><text:span text:style-name="T2">ate</text:span></text:p>
              </text:list-item>
              <text:list-item>
                <text:p text:style-name="P2"><text:span text:style-name="T3">T</text:span><text:span text:style-name="T2">ime</text:span></text:p>
              </text:list-item>
            </text:list>
          </text:list-item>
          <text:list-item>
            <text:p text:style-name="P2"><text:span text:style-name="T2">To change the order of categories, select a category and use the arrow keys.</text:span></text:p>
          </text:list-item>
          <text:list-item>
            <text:p text:style-name="P2"><text:span text:style-name="T2">The selected category is </text:span><text:span text:style-name="T3">deleted by</text:span><text:span text:style-name="T2"> "</text:span><text:span text:style-name="T3">D</text:span><text:span text:style-name="T2">elete </text:span><text:span text:style-name="T3">C</text:span><text:span text:style-name="T2">ategory".</text:span></text:p>
          </text:list-item>
          <text:list-item>
            <text:p text:style-name="P2"><text:span text:style-name="T2">The representation of the date can be changed by selecting the Date Format. A date must always be entered according to the date format.</text:span></text:p>
          </text:list-item>
        </text:list>
        <text:p text:style-name="P1"><text:span text:style-name="T2"/></text:p>
        <text:p text:style-name="P1"><text:span text:style-name="T4">By clicking "</text:span><text:span text:style-name="T5">Apply</text:span><text:span text:style-name="T4">" the changes take effect.</text:span><text:span text:style-name="T2"><text:line-break/><text:line-break/></text:span><text:span text:style-name="T3">Each type of</text:span><text:span text:style-name="T2"> categor</text:span><text:span text:style-name="T3">y</text:span><text:span text:style-name="T2"> </text:span><text:span text:style-name="T3">can be created several times</text:span><text:span text:style-name="T2">.<text:line-break/><text:line-break/>Picture Categories slow </text:span><text:span text:style-name="T3">down </text:span><text:span text:style-name="T2">Organon and the Organizer, particularly if large images are used. </text:span><text:span text:style-name="T3">At the moment no thumbnails for images are created</text:span><text:span text:style-name="T2">, which would speed up the display.</text:span> 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49:04.629000000</dc:date>
    <meta:editing-duration>P0D</meta:editing-duration>
    <meta:editing-cycles>1</meta:editing-cycles>
    <meta:document-statistic meta:table-count="0" meta:image-count="0" meta:object-count="0" meta:page-count="1" meta:paragraph-count="13" meta:word-count="169" meta:character-count="949" meta:non-whitespace-character-count="799"/>
    <meta:generator>LibreOffice/5.0.2.2$Windows_x86 LibreOffice_project/37b43f919e4de5eeaca9b9755ed688758a8251fe</meta:generator>
  </office:meta>
</office:document-meta>
</file>